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0.02mm" table:align="margins" style:writing-mode="page"/>
    </style:style>
    <style:style style:name="Table1.A" style:family="table-column">
      <style:table-column-properties style:column-width="160.02mm" style:rel-column-width="65535*"/>
    </style:style>
    <style:style style:name="Table1.1" style:family="table-row">
      <style:table-row-properties style:min-row-height="221.99mm"/>
    </style:style>
    <style:style style:name="Table1.A1" style:family="table-cell">
      <style:table-cell-properties style:vertical-align="middle" fo:padding="0.97m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officeooo:rsid="003b294c" officeooo:paragraph-rsid="003b294c"/>
    </style:style>
    <style:style style:name="P4" style:family="paragraph" style:parent-style-name="Text_20_body">
      <style:text-properties officeooo:rsid="003f1d2f" officeooo:paragraph-rsid="003f1d2f"/>
    </style:style>
    <style:style style:name="P5" style:family="paragraph" style:parent-style-name="Text_20_body" style:list-style-name="">
      <style:paragraph-properties fo:text-align="center" style:justify-single-word="false" fo:break-before="page"/>
    </style:style>
    <style:style style:name="P6" style:family="paragraph" style:parent-style-name="Text_20_body" style:list-style-name="L1">
      <style:text-properties officeooo:rsid="003fa45b" officeooo:paragraph-rsid="003fa45b"/>
    </style:style>
    <style:style style:name="P7" style:family="paragraph" style:parent-style-name="Text_20_body" style:list-style-name="L1">
      <style:text-properties officeooo:rsid="00411103" officeooo:paragraph-rsid="00411103"/>
    </style:style>
    <style:style style:name="P8" style:family="paragraph" style:parent-style-name="Text_20_body" style:list-style-name="L2">
      <style:text-properties officeooo:rsid="00415549" officeooo:paragraph-rsid="00415549"/>
    </style:style>
    <style:style style:name="P9" style:family="paragraph" style:parent-style-name="Text_20_body" style:list-style-name="L3">
      <style:text-properties officeooo:rsid="00415549" officeooo:paragraph-rsid="00415549"/>
    </style:style>
    <style:style style:name="P10" style:family="paragraph" style:parent-style-name="Text_20_body" style:list-style-name="L3">
      <style:text-properties officeooo:rsid="00426ed0" officeooo:paragraph-rsid="00426ed0"/>
    </style:style>
    <style:style style:name="P11" style:family="paragraph" style:parent-style-name="Text_20_body" style:list-style-name="L4">
      <style:text-properties officeooo:rsid="0045011e" officeooo:paragraph-rsid="0045011e"/>
    </style:style>
    <style:style style:name="P12" style:family="paragraph" style:parent-style-name="Text_20_body">
      <style:text-properties officeooo:paragraph-rsid="004bdb7d"/>
    </style:style>
    <style:style style:name="P13" style:family="paragraph" style:parent-style-name="Text_20_body">
      <style:text-properties officeooo:rsid="004eb8fb" officeooo:paragraph-rsid="004eb8fb"/>
    </style:style>
    <style:style style:name="P14" style:family="paragraph" style:parent-style-name="Text_20_body">
      <style:text-properties officeooo:rsid="00502b2b" officeooo:paragraph-rsid="00502b2b"/>
    </style:style>
    <style:style style:name="P15" style:family="paragraph" style:parent-style-name="Text_20_body">
      <style:text-properties officeooo:rsid="00555523" officeooo:paragraph-rsid="00555523"/>
    </style:style>
    <style:style style:name="P16" style:family="paragraph" style:parent-style-name="Text_20_body">
      <style:text-properties officeooo:rsid="005661b2" officeooo:paragraph-rsid="005661b2"/>
    </style:style>
    <style:style style:name="P17" style:family="paragraph" style:parent-style-name="Text_20_body">
      <style:text-properties officeooo:rsid="0056ee3a" officeooo:paragraph-rsid="0056ee3a"/>
    </style:style>
    <style:style style:name="P18" style:family="paragraph" style:parent-style-name="Text_20_body">
      <style:text-properties officeooo:rsid="0057a302" officeooo:paragraph-rsid="0057a302"/>
    </style:style>
    <style:style style:name="P19" style:family="paragraph" style:parent-style-name="Text_20_body">
      <style:text-properties officeooo:rsid="005a8809" officeooo:paragraph-rsid="005a8809"/>
    </style:style>
    <style:style style:name="P20" style:family="paragraph" style:parent-style-name="Text_20_body">
      <style:text-properties officeooo:rsid="005d3b5c" officeooo:paragraph-rsid="005d3b5c"/>
    </style:style>
    <style:style style:name="P21" style:family="paragraph" style:parent-style-name="Text_20_body">
      <style:text-properties officeooo:rsid="006a44a5" officeooo:paragraph-rsid="006a44a5"/>
    </style:style>
    <style:style style:name="P22" style:family="paragraph" style:parent-style-name="Text_20_body">
      <style:text-properties officeooo:paragraph-rsid="00703085"/>
    </style:style>
    <style:style style:name="P23" style:family="paragraph" style:parent-style-name="Text_20_body">
      <style:text-properties officeooo:rsid="0071ee1a" officeooo:paragraph-rsid="0071ee1a"/>
    </style:style>
    <style:style style:name="P24" style:family="paragraph" style:parent-style-name="Text_20_body">
      <style:text-properties officeooo:rsid="0076a7d1" officeooo:paragraph-rsid="0076a7d1"/>
    </style:style>
    <style:style style:name="P25" style:family="paragraph" style:parent-style-name="Heading_20_1" style:list-style-name="">
      <style:paragraph-properties fo:text-align="center" style:justify-single-word="false"/>
    </style:style>
    <style:style style:name="P26" style:family="paragraph" style:parent-style-name="Heading_20_1">
      <style:text-properties officeooo:paragraph-rsid="00703085"/>
    </style:style>
    <style:style style:name="P27" style:family="paragraph" style:parent-style-name="Heading_20_1">
      <style:text-properties officeooo:rsid="00703085" officeooo:paragraph-rsid="00703085"/>
    </style:style>
    <style:style style:name="P28" style:family="paragraph" style:parent-style-name="Heading_20_1">
      <style:paragraph-properties style:writing-mode="page"/>
      <style:text-properties officeooo:paragraph-rsid="002d4855"/>
    </style:style>
    <style:style style:name="P29" style:family="paragraph" style:parent-style-name="Heading_20_3">
      <style:text-properties officeooo:rsid="003fa45b" officeooo:paragraph-rsid="003fa45b"/>
    </style:style>
    <style:style style:name="P30" style:family="paragraph" style:parent-style-name="Heading_20_3">
      <style:text-properties officeooo:rsid="004142af" officeooo:paragraph-rsid="004142af"/>
    </style:style>
    <style:style style:name="P31" style:family="paragraph" style:parent-style-name="Heading_20_3">
      <style:text-properties officeooo:rsid="00441713" officeooo:paragraph-rsid="00441713"/>
    </style:style>
    <style:style style:name="P32" style:family="paragraph" style:parent-style-name="Heading_20_2">
      <style:text-properties officeooo:rsid="006a44a5" officeooo:paragraph-rsid="006a44a5"/>
    </style:style>
    <style:style style:name="P33" style:family="paragraph" style:parent-style-name="Heading_20_2">
      <style:text-properties officeooo:paragraph-rsid="00703085"/>
    </style:style>
    <style:style style:name="P34" style:family="paragraph" style:parent-style-name="Contents_20_2">
      <style:paragraph-properties>
        <style:tab-stops>
          <style:tab-stop style:position="155.03m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60.02m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50.04m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45.04mm" style:type="right" style:leader-style="dotted" style:leader-text="."/>
        </style:tab-stops>
      </style:paragraph-properties>
    </style:style>
    <style:style style:name="T1" style:family="text">
      <style:text-properties officeooo:rsid="0020f033"/>
    </style:style>
    <style:style style:name="T2" style:family="text">
      <style:text-properties officeooo:rsid="0025cf0c"/>
    </style:style>
    <style:style style:name="T3" style:family="text">
      <style:text-properties officeooo:rsid="003b2e1f"/>
    </style:style>
    <style:style style:name="T4" style:family="text">
      <style:text-properties officeooo:rsid="0049e68c"/>
    </style:style>
    <style:style style:name="T5" style:family="text">
      <style:text-properties officeooo:rsid="004bdb7d"/>
    </style:style>
    <style:style style:name="T6" style:family="text">
      <style:text-properties officeooo:rsid="00507eab"/>
    </style:style>
    <style:style style:name="T7" style:family="text">
      <style:text-properties officeooo:rsid="005661b2"/>
    </style:style>
    <style:style style:name="T8" style:family="text">
      <style:text-properties officeooo:rsid="0056ee3a"/>
    </style:style>
    <style:style style:name="T9" style:family="text">
      <style:text-properties officeooo:rsid="005765b9"/>
    </style:style>
    <style:style style:name="T10" style:family="text">
      <style:text-properties officeooo:rsid="0058f473"/>
    </style:style>
    <style:style style:name="T11" style:family="text">
      <style:text-properties officeooo:rsid="005ba20e"/>
    </style:style>
    <style:style style:name="T12" style:family="text">
      <style:text-properties officeooo:rsid="005c211a"/>
    </style:style>
    <style:style style:name="T13" style:family="text">
      <style:text-properties officeooo:rsid="006c1400"/>
    </style:style>
    <style:style style:name="T14" style:family="text">
      <style:text-properties officeooo:rsid="006dfdd5"/>
    </style:style>
    <style:style style:name="T15" style:family="text">
      <style:text-properties officeooo:rsid="00735577"/>
    </style:style>
    <style:style style:name="T16" style:family="text">
      <style:text-properties officeooo:rsid="00786083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bookmark-start text:name="__RefHeading___Toc205_1133472293"/>Microservice architektúra és felső alapú szolgáltatások használata beágyazott rendszerben<text:bookmark-end text:name="__RefHeading___Toc205_1133472293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rtalomjegyzék</text:p>
          </text:index-title>
          <text:p text:style-name="P35"><text:a xlink:type="simple" xlink:href="#__RefHeading___Toc207_1133472293" text:style-name="Index_20_Link" text:visited-style-name="Index_20_Link">BEVEZETÉS, DOLGOZAT CÉLJA<text:tab/>3</text:a></text:p>
          <text:p text:style-name="P35"><text:a xlink:type="simple" xlink:href="#__RefHeading___Toc209_1133472293" text:style-name="Index_20_Link" text:visited-style-name="Index_20_Link">A MEGVALÓSÍTANDÓ ESZKÖZ<text:tab/>3</text:a></text:p>
          <text:p text:style-name="P34"><text:a xlink:type="simple" xlink:href="#__RefHeading___Toc211_1133472293" text:style-name="Index_20_Link" text:visited-style-name="Index_20_Link">1 Követelményrendszer<text:tab/>3</text:a></text:p>
          <text:p text:style-name="P36"><text:a xlink:type="simple" xlink:href="#__RefHeading___Toc538_3657707781" text:style-name="Index_20_Link" text:visited-style-name="Index_20_Link">1.1 Hardver<text:tab/>3</text:a></text:p>
          <text:p text:style-name="P36"><text:a xlink:type="simple" xlink:href="#__RefHeading___Toc540_3657707781" text:style-name="Index_20_Link" text:visited-style-name="Index_20_Link">1.2 Szoftver<text:tab/>4</text:a></text:p>
          <text:p text:style-name="P36"><text:a xlink:type="simple" xlink:href="#__RefHeading___Toc542_3657707781" text:style-name="Index_20_Link" text:visited-style-name="Index_20_Link">1.3 Mindkettőre érvényes követelmények<text:tab/>4</text:a></text:p>
          <text:p text:style-name="P35"><text:a xlink:type="simple" xlink:href="#__RefHeading___Toc213_1133472293" text:style-name="Index_20_Link" text:visited-style-name="Index_20_Link">A FELHASZNÁLT FŐBB IRÁNYVONALAK<text:tab/>4</text:a></text:p>
          <text:p text:style-name="P34"><text:a xlink:type="simple" xlink:href="#__RefHeading___Toc215_1133472293" text:style-name="Index_20_Link" text:visited-style-name="Index_20_Link">1 Microservice<text:tab/>4</text:a></text:p>
          <text:p text:style-name="P34"><text:a xlink:type="simple" xlink:href="#__RefHeading___Toc217_1133472293" text:style-name="Index_20_Link" text:visited-style-name="Index_20_Link">2 Konténerizáció<text:tab/>5</text:a></text:p>
          <text:p text:style-name="P34"><text:a xlink:type="simple" xlink:href="#__RefHeading___Toc219_1133472293" text:style-name="Index_20_Link" text:visited-style-name="Index_20_Link">3 Felhő alapú szolgáltatások<text:tab/>6</text:a></text:p>
          <text:p text:style-name="P35"><text:a xlink:type="simple" xlink:href="#__RefHeading___Toc227_1133472293" text:style-name="Index_20_Link" text:visited-style-name="Index_20_Link">A MEGOLDÁS ARCHITEKTÚRÁJA<text:tab/>6</text:a></text:p>
          <text:p text:style-name="P34"><text:a xlink:type="simple" xlink:href="#__RefHeading___Toc229_1133472293" text:style-name="Index_20_Link" text:visited-style-name="Index_20_Link">1 Hardware<text:tab/>6</text:a></text:p>
          <text:p text:style-name="P36"><text:a xlink:type="simple" xlink:href="#__RefHeading___Toc231_1133472293" text:style-name="Index_20_Link" text:visited-style-name="Index_20_Link">1.1 Raspberry PI<text:tab/>6</text:a></text:p>
          <text:p text:style-name="P36"><text:a xlink:type="simple" xlink:href="#__RefHeading___Toc233_1133472293" text:style-name="Index_20_Link" text:visited-style-name="Index_20_Link">1.2 NFC-olvasó<text:tab/>7</text:a></text:p>
          <text:p text:style-name="P34"><text:a xlink:type="simple" xlink:href="#__RefHeading___Toc235_1133472293" text:style-name="Index_20_Link" text:visited-style-name="Index_20_Link">2 Software<text:tab/>7</text:a></text:p>
          <text:p text:style-name="P36"><text:a xlink:type="simple" xlink:href="#__RefHeading___Toc237_1133472293" text:style-name="Index_20_Link" text:visited-style-name="Index_20_Link">2.1 Végeszközi modulok<text:tab/>7</text:a></text:p>
          <text:p text:style-name="P37"><text:a xlink:type="simple" xlink:href="#__RefHeading___Toc239_1133472293" text:style-name="Index_20_Link" text:visited-style-name="Index_20_Link">2.1.1 Egyes modulok feladatkörei<text:tab/>7</text:a></text:p>
          <text:p text:style-name="P37"><text:a xlink:type="simple" xlink:href="#__RefHeading___Toc241_1133472293" text:style-name="Index_20_Link" text:visited-style-name="Index_20_Link">2.1.2 Kommunikáció<text:tab/>7</text:a></text:p>
          <text:p text:style-name="P36"><text:a xlink:type="simple" xlink:href="#__RefHeading___Toc243_1133472293" text:style-name="Index_20_Link" text:visited-style-name="Index_20_Link">2.2 Felhőben lévő modul(ok)<text:tab/>7</text:a></text:p>
          <text:p text:style-name="P37"><text:a xlink:type="simple" xlink:href="#__RefHeading___Toc245_1133472293" text:style-name="Index_20_Link" text:visited-style-name="Index_20_Link">2.2.1 Egyes modul(ok) feladatokörei<text:tab/>7</text:a></text:p>
          <text:p text:style-name="P37"><text:a xlink:type="simple" xlink:href="#__RefHeading___Toc247_1133472293" text:style-name="Index_20_Link" text:visited-style-name="Index_20_Link">2.2.2 Kommunikáció<text:tab/>7</text:a></text:p>
          <text:p text:style-name="P36"><text:a xlink:type="simple" xlink:href="#__RefHeading___Toc249_1133472293" text:style-name="Index_20_Link" text:visited-style-name="Index_20_Link">2.3 DevOps<text:tab/>7</text:a></text:p>
          <text:p text:style-name="P37"><text:a xlink:type="simple" xlink:href="#__RefHeading___Toc251_1133472293" text:style-name="Index_20_Link" text:visited-style-name="Index_20_Link">2.3.1 Segítő szkriptek a fejlesztői számítógépen<text:tab/>7</text:a></text:p>
          <text:p text:style-name="P37"><text:a xlink:type="simple" xlink:href="#__RefHeading___Toc253_1133472293" text:style-name="Index_20_Link" text:visited-style-name="Index_20_Link">2.3.2 Automatizmusok a végeszközön<text:tab/>7</text:a></text:p>
          <text:p text:style-name="P35"><text:a xlink:type="simple" xlink:href="#__RefHeading___Toc544_3657707781" text:style-name="Index_20_Link" text:visited-style-name="Index_20_Link">FOLYAMATOK<text:tab/>8</text:a></text:p>
          <text:p text:style-name="P35"><text:a xlink:type="simple" xlink:href="#__RefHeading___Toc546_3657707781" text:style-name="Index_20_Link" text:visited-style-name="Index_20_Link">A FEJLESZTÉS MENETE<text:tab/>8</text:a></text:p>
          <text:p text:style-name="P34"><text:a xlink:type="simple" xlink:href="#__RefHeading___Toc223_1133472293" text:style-name="Index_20_Link" text:visited-style-name="Index_20_Link">1 Fejlesztési környezet<text:tab/>8</text:a></text:p>
          <text:p text:style-name="P34"><text:a xlink:type="simple" xlink:href="#__RefHeading___Toc225_1133472293" text:style-name="Index_20_Link" text:visited-style-name="Index_20_Link">2 A DevOps szerepe<text:tab/>8</text:a></text:p>
          <text:p text:style-name="P35"><text:a xlink:type="simple" xlink:href="#__RefHeading___Toc255_1133472293" text:style-name="Index_20_Link" text:visited-style-name="Index_20_Link">PROGRAMOZÁSTECHNIKA<text:tab/>8</text:a></text:p>
          <text:p text:style-name="P34"><text:a xlink:type="simple" xlink:href="#__RefHeading___Toc257_1133472293" text:style-name="Index_20_Link" text:visited-style-name="Index_20_Link">1 Rétegzett megközelítés<text:tab/>8</text:a></text:p>
          <text:p text:style-name="P36"><text:a xlink:type="simple" xlink:href="#__RefHeading___Toc259_1133472293" text:style-name="Index_20_Link" text:visited-style-name="Index_20_Link">1.1 API<text:tab/>8</text:a></text:p>
          <text:p text:style-name="P36"><text:a xlink:type="simple" xlink:href="#__RefHeading___Toc261_1133472293" text:style-name="Index_20_Link" text:visited-style-name="Index_20_Link">1.2 Service<text:tab/>8</text:a></text:p>
          <text:p text:style-name="P34"><text:a xlink:type="simple" xlink:href="#__RefHeading___Toc263_1133472293" text:style-name="Index_20_Link" text:visited-style-name="Index_20_Link">2 Clean Code<text:tab/>8</text:a></text:p>
          <text:p text:style-name="P34"><text:a xlink:type="simple" xlink:href="#__RefHeading___Toc265_1133472293" text:style-name="Index_20_Link" text:visited-style-name="Index_20_Link">3 Desing Patterns<text:tab/>8</text:a></text:p>
        </text:index-body>
      </text:table-of-content>
      <text:h text:style-name="P25" text:outline-level="1"/>
      <text:h text:style-name="P5" text:outline-level="1"/>
      <text:h text:style-name="Heading_20_1" text:outline-level="1"><text:bookmark-start text:name="__RefHeading___Toc207_1133472293"/>BEVEZETÉS, <text:span text:style-name="T1">DOLGOZAT CÉLJA</text:span><text:bookmark-end text:name="__RefHeading___Toc207_1133472293"/></text:h>
      <text:p text:style-name="Text_20_body">A szakdolgozat elsősorban két, a jelen kor szoftverfejlesztési iparágában jelentősen igénybe vett módszertan<text:span text:style-name="T2"> felhasználása, valamint ezen két előbb felsorolt eszköz egy konkrét projekt megvalósításán keresztüli megismerése, elsajátítása, előre látott és nem látott problémák megoldása, releváns tapasztalatok szerzése a mérnöki munkavégzés területén.</text:span></text:p>
      <text:p text:style-name="P21">Fontos leszögezni, hogy a dolgozatnak nem célja, hogy egy jelen pillanatban <text:span text:style-name="T14">gazdaságosan legyártható, </text:span>piacra vihető, értékesíthető alkalmazás műszaki terveinek alapjait fektesse le, valamint nem célja a – később részletezett – beléptetőrendszer, mint alkalmazás bármilyen komolyabb biztonságtechnikai feltételrendszernek <text:span text:style-name="T13">vagy tanúsítványnak </text:span>való megfeleltetése.</text:p>
      <text:h text:style-name="Heading_20_1" text:outline-level="1"><text:bookmark-start text:name="__RefHeading___Toc209_1133472293"/>A MEGVALÓSÍTANDÓ ESZKÖZ<text:bookmark-end text:name="__RefHeading___Toc209_1133472293"/></text:h>
      <text:p text:style-name="P3">Az alkalmazás, amin keresztül a bevezetésben említett elképzelések megvalósításra kerülnek, egy <text:span text:style-name="T3">ajtóbeléptető-rendszer, ami egy vezeték nélküli azonosító eszköz segítségével képes eldönteni, hogy az azt birtokló személynek személynek van-e jogosultsága egy adott zónába való belépéshez.</text:span></text:p>
      <text:p text:style-name="P4">A teljes rendszer megvalósításához nagyobb mértékben van szükség szoftveres tervezői munkára, azonban a fizikai valósággal való kapcsolattartás igénye miatt, értelemszerűen szerepelni fognak hardveres jellegű komponensek is.</text:p>
      <text:h text:style-name="P32" text:outline-level="2"><text:bookmark-start text:name="__RefHeading___Toc211_1133472293"/>Követelményrendszer<text:bookmark-end text:name="__RefHeading___Toc211_1133472293"/></text:h>
      <text:p text:style-name="P4">A rendszerrel szembeni magas szintű elvárások részletezése az alább sorolt két főbb csoportba történik.</text:p>
      <text:h text:style-name="P29" text:outline-level="3"><text:bookmark-start text:name="__RefHeading___Toc538_3657707781"/>Hardver<text:bookmark-end text:name="__RefHeading___Toc538_3657707781"/></text:h>
      <text:list xml:id="list3842652487" text:style-name="L1">
        <text:list-item>
          <text:p text:style-name="P6">Vezeték nélküli vevőegység, ami képes rövid hatótávolságon belül a felhasználó birtokában lévő azonosító egységgel kapcsolatba lépni, és az azonosításhoz szükséges adatokat lekérni.</text:p>
        </text:list-item>
        <text:list-item>
          <text:p text:style-name="P6"><text:soft-page-break/>GPIO egység, ami képes az ajtónyitó berendezés számára kiadni ajtó nyitására vagy zárására vonatkozó parancsot.</text:p>
        </text:list-item>
        <text:list-item>
          <text:p text:style-name="P7">Vezeték nélküli internet-hozzáféréshez szükséges modul.</text:p>
        </text:list-item>
        <text:list-item>
          <text:p text:style-name="P7">Képes legyen valamely beágyazott eszközökre optimalizált Linux alapú operációs rendszer futtatására. A mikroszámítógép kellően nagy erőforrásokkal kell rendelkeznie ahhoz, hogy alkalmas legyen dockeres futtatókörnyezet futtatására.</text:p>
        </text:list-item>
      </text:list>
      <text:h text:style-name="P30" text:outline-level="3"><text:bookmark-start text:name="__RefHeading___Toc540_3657707781"/>Szoftver<text:bookmark-end text:name="__RefHeading___Toc540_3657707781"/></text:h>
      <text:list xml:id="list2524525565" text:style-name="L2">
        <text:list-item>
          <text:p text:style-name="P8">Végfelhasználó általi, telepítés utáni tetszőleges jogosultság módosítás.</text:p>
        </text:list-item>
      </text:list>
      <text:list xml:id="list1249288408" text:style-name="L3">
        <text:list-item>
          <text:p text:style-name="P9">(Célszerűen) Webes felületet kell biztosítani a helyi adminisztrátorok számára, hogy bármikor módosítani tudják az adott épületben lévő személyek belépési jogosultságait, valamint ugyanezen a felületen elérhetővé kell tenni számukra a be/kilépési események naplózását.</text:p>
        </text:list-item>
        <text:list-item>
          <text:p text:style-name="P9">Meghatározott időközönkénti felhasználói adattár szinkronizáció, és gyorsítótárazás végeszközönként.</text:p>
        </text:list-item>
        <text:list-item>
          <text:p text:style-name="P10">A lehetőségekhez képesti lehető legminimálisabb hardver és operációs rendszer szintű függőség az esetleges már platformokra való szállítás esetén.</text:p>
        </text:list-item>
      </text:list>
      <text:h text:style-name="P31" text:outline-level="3"><text:bookmark-start text:name="__RefHeading___Toc542_3657707781"/>Mindkettőre érvényes követelmények<text:bookmark-end text:name="__RefHeading___Toc542_3657707781"/></text:h>
      <text:list xml:id="list2672588282" text:style-name="L4">
        <text:list-item>
          <text:p text:style-name="P11">Képes legyen a rendszer végeszközönként 1000 felhasználó adatát gyorsítótárazni.</text:p>
        </text:list-item>
      </text:list>
      <text:h text:style-name="P28" text:outline-level="1"><text:bookmark-start text:name="__RefHeading___Toc213_1133472293"/><text:span text:style-name="T4">A </text:span>FELHASZNÁLT <text:span text:style-name="T4">FŐBB IRÁNYVONALAK</text:span><text:bookmark-end text:name="__RefHeading___Toc213_1133472293"/></text:h>
      <text:h text:style-name="Heading_20_2" text:outline-level="2"><text:bookmark-start text:name="__RefHeading___Toc215_1133472293"/>Microservice<text:bookmark-end text:name="__RefHeading___Toc215_1133472293"/></text:h>
      <text:p text:style-name="P12"><text:span text:style-name="T5">A 2010-es évek évek hangzott el először a „microservice”, mint kifejezés egy egyre gyakrabban fellelhető szoftverarchitektúra megnevezéséül az szoftverfejlesztői világban. Ezt a fajta megközelítést az egyre inkább lazán-csatolt rendszerek iránti igény hívta életre, és az elmúlt 6-8 évben annyira elterjedté vált, hogy az ipar erre reagálva már rengeteg ilyen típusú programrendszerek megtervezéséhez javasolt irodalmat tett közzé, valamint számtalan ilyen </text:span><text:soft-page-break/><text:span text:style-name="T5">architektúrát feltételező, illetve megvalósítását egyszerűsítő szoftveres keretrendszert és szolgáltatást tett elérhetővé.</text:span></text:p>
      <text:p text:style-name="P14">Lényege, hogy a monolit alkalmazásokkal ellentétben a teljes rendszert kisebb komponensekre bontjuk, „szolgáltatásokra absztraháljuk”, ami egy logikailag elkülöníthető fun<text:span text:style-name="T6">k</text:span>cióhalmazt valósít meg.</text:p>
      <text:p text:style-name="P13">Ismertetőjegyei között szerepel a már előbb említett lazán-csatoltság iránti törekvés, a modularitás, a felelősségi körök logikus minimalizálása, és ennek megfelelően az ezeket megvalósító kódbázisok tényleges elhatárolása. <text:span text:style-name="T6">Sok esetben a külön microservice-ek külön-külön verziókövető tárhelyekre kerülnek.</text:span></text:p>
      <text:p text:style-name="P13">Azzal, hogy a mind logikailag, mind a fizikailag feldarabolt alkalmazásunkat ezzel az megközelítéssel fejlesztjük, lényegesen egyszerűsíthetjük a tesztelési, integrálási és telepítési folyamatokat, amiket ebből kifolyólag még egyszerűbb automatizálni, valamint 10-15 főnél nagyobb projekten esetén könnyebben párhuzamosíthatóak az elkülönített szolgáltatásokat fejlesztő személyek munkafolyamata.</text:p>
      <text:h text:style-name="Heading_20_2" text:outline-level="2"><text:bookmark-start text:name="__RefHeading___Toc217_1133472293"/>Konténerizáció<text:bookmark-end text:name="__RefHeading___Toc217_1133472293"/></text:h>
      <text:p text:style-name="P15">Konténerizáció alatt egy, az operációs rendszer által nyújtott izolációs szolgáltatást értjük, ami lehetőség biztosít arra, hogy bizonyos szoftveres folyamatok/programok egymástól független virtuális közegben fussanak. A különálló közeget jelenti ebben az esetben – <text:span text:style-name="T7">a teljesség igénye nélkül -</text:span> egy különálló fájlrendszer, dedikált hardveres erőforrás-szeletek (CPU, memória, hálózati eszközök) a teljes erőforrás készletből, független – a Unix-szerű rendszerekben létező – folyamatfa (process tree).</text:p>
      <text:p text:style-name="P16">Amint már korábban említésre került, a fejlesztést könnyítő szoftvereket szállító csoportok között jelentős mértékben fellelhető olyan, akik kifejezetten a microservce alapú architektúrák implementását (is) támogatni kívánják az általuk rendelkezésre bocsájtott eszközökkel, és a konténerizációs segédeszközök az élmezőnyben <text:span text:style-name="T8">szerepelnek</text:span> ilyen szempontból.</text:p>
      <text:p text:style-name="P17">A szakdolgozat eddigi microservice-ekről szóló ismertetőjét alapul véve, belátható hogy az alkalmazás egymástól elkülönített funkcióhalmazainak egy modulba/szolgáltatásba való „tömörítése”/izolációja összeegyeztethető az operációs rendszer által nyújtott izolált <text:soft-page-break/>futtatókörnyezetekkel, ami <text:span text:style-name="T9">egyszerűsíteni</text:span> fogja az alkalmazásfejlesztés után következő szoftveres életciklusfázisok által állított kihívások <text:span text:style-name="T9">megoldását</text:span>, mint például a különböző típusú tesztelések<text:span text:style-name="T9">et</text:span>, próbatelepítések<text:span text:style-name="T9">et</text:span> vagy éles környezetbe való szállítást.</text:p>
      <text:p text:style-name="P18">Jelen rendszer az szakdolgozat írásának pillanatában legnépszerűbb konténerizációs technológiát használja <text:span text:style-name="T10">fel</text:span>: a Docker-t.</text:p>
      <text:h text:style-name="Heading_20_2" text:outline-level="2"><text:bookmark-start text:name="__RefHeading___Toc219_1133472293"/>Felhő alapú szolgáltatások<text:bookmark-end text:name="__RefHeading___Toc219_1133472293"/></text:h>
      <text:p text:style-name="P19">A jelen kor számítógépeinek hardveres erőforrásai<text:span text:style-name="T11">nak</text:span> nagysága tette lehetővé a felhő alapú szolgáltatások megjelenését az informatikai világban, aminek célja ugyancsak a felelősségi körök specializációja, de ebben az esetben nem a szoftver funkcióinak, hanem a<text:span text:style-name="T12">z egy </text:span><text:s/>szakember által végzett tevékenység<text:span text:style-name="T12">i kör</text:span> szempontjából. Ez alatt azt kell érteni, hogy valamely felhő alapú szolgáltatás igénybevételekor a fejlesztőket mentesíthetünk bizonyos jellegű feladatok alól, emelve ezzel az ügyfél által kért funkciók leprogramozására szánt kapacitásukat, <text:span text:style-name="T12">miközben</text:span> az általuk el nem végzett munkálatokat egy erre dedikált csapat által (többnyire) automatizált infrastruktúrára bí<text:span text:style-name="T12">zzuk</text:span>.</text:p>
      <text:p text:style-name="P20">A vezető piaci szolgáltatók igyekeznek lefedni az igényekhez igazodva a lehető legszerteágazóbb, és egyre inkább specializált szolgáltatást típust, ami az egészen egyszerű felhőben futó, testreszabható paraméterekkel rendelkező számítógép bérlésétől, a már csak forráskódokat váró szolgáltatásokig terjed, amivel tulajdonképpen nullára csökkenthető a szoftveres infrastruktúra üzemeltetésére fordított időmennyiség.</text:p>
      <text:p text:style-name="P20">A dolgozat itt is az egyik jelenleg legnépszerűbb szolgáltató eszközeit használja fel, ami ebben esetben a piacon 2006-ban úttörővé vált Amazon Web Services-t jelenti.</text:p>
      <text:h text:style-name="Heading_20_1" text:outline-level="1"><text:bookmark-start text:name="__RefHeading___Toc227_1133472293"/>A MEGOLDÁS ARCHITEKTÚRÁJA<text:bookmark-end text:name="__RefHeading___Toc227_1133472293"/></text:h>
      <text:h text:style-name="Heading_20_2" text:outline-level="2"><text:bookmark-start text:name="__RefHeading___Toc229_1133472293"/>Hardware<text:bookmark-end text:name="__RefHeading___Toc229_1133472293"/></text:h>
      <text:h text:style-name="Heading_20_3" text:outline-level="3"><text:bookmark-start text:name="__RefHeading___Toc231_1133472293"/>Raspberry PI<text:bookmark-end text:name="__RefHeading___Toc231_1133472293"/></text:h>
      <text:p text:style-name="P23">A hardveres követelményeknek eleget téve, egy Raspberry PI-ra esett a választás. Azon túl, hogy ez az eszköz képes kiszolgálni a jelenlegi alkalmazás igényeit a konténer <text:soft-page-break/>futtatókörnyezet tekintetében, a legerősebb érv a magas fokú támogatottság. A saját debian-alapú operációs rendszere mellett, a viszonylagos hosszú piaci jelenléte miatt a kártya méretű PC-k közül ez áll az első helyen, <text:span text:style-name="T15">ha</text:span> az <text:span text:style-name="T15">elérhető </text:span>tananyagok <text:span text:style-name="T15">mennyiségét tűzzük ki szempontul.</text:span></text:p>
      <text:h text:style-name="Heading_20_3" text:outline-level="3"><text:bookmark-start text:name="__RefHeading___Toc233_1133472293"/>NFC-olvasó<text:bookmark-end text:name="__RefHeading___Toc233_1133472293"/></text:h>
      <text:p text:style-name="P24">Célja a közeli kommunikáció, az autentikációs és autorizációs adatok vétele. A küldő oldalon egy RFID-kártya van, de jövőbeli tervként szerepel az okostelefonokban elve meglévő NFC-adók felhasználása, amit a pénzügyi informatika <text:span text:style-name="T16">már </text:span>ki is használ a banki tranzakciók egyszerűsítése érdekében.</text:p>
      <text:h text:style-name="Heading_20_2" text:outline-level="2"><text:bookmark-start text:name="__RefHeading___Toc235_1133472293"/>Software<text:bookmark-end text:name="__RefHeading___Toc235_1133472293"/></text:h>
      <text:h text:style-name="Heading_20_3" text:outline-level="3"><text:bookmark-start text:name="__RefHeading___Toc237_1133472293"/>Végeszközi modulok<text:bookmark-end text:name="__RefHeading___Toc237_1133472293"/></text:h>
      <text:p text:style-name="Text_20_body">Lorem ipsum dolor sit amet, consectetur adipiscing elit.</text:p>
      <text:h text:style-name="Heading_20_4" text:outline-level="4"><text:bookmark-start text:name="__RefHeading___Toc239_1133472293"/>Egyes modulok feladatkörei<text:bookmark-end text:name="__RefHeading___Toc239_1133472293"/></text:h>
      <text:p text:style-name="Text_20_body">Lorem ipsum dolor sit amet, consectetur adipiscing elit.</text:p>
      <text:h text:style-name="Heading_20_4" text:outline-level="4"><text:bookmark-start text:name="__RefHeading___Toc241_1133472293"/>Kommunikáció<text:bookmark-end text:name="__RefHeading___Toc241_1133472293"/></text:h>
      <text:p text:style-name="Text_20_body">Lorem ipsum dolor sit amet, consectetur adipiscing elit.</text:p>
      <text:h text:style-name="Heading_20_3" text:outline-level="3"><text:bookmark-start text:name="__RefHeading___Toc243_1133472293"/>Felhőben lévő modul(ok)<text:bookmark-end text:name="__RefHeading___Toc243_1133472293"/></text:h>
      <text:p text:style-name="Text_20_body">Lorem ipsum dolor sit amet, consectetur adipiscing elit.</text:p>
      <text:h text:style-name="Heading_20_4" text:outline-level="4"><text:bookmark-start text:name="__RefHeading___Toc245_1133472293"/>Egyes modul(ok) feladatokörei<text:bookmark-end text:name="__RefHeading___Toc245_1133472293"/></text:h>
      <text:p text:style-name="Text_20_body">Lorem ipsum dolor sit amet, consectetur adipiscing elit.</text:p>
      <text:h text:style-name="Heading_20_4" text:outline-level="4"><text:bookmark-start text:name="__RefHeading___Toc247_1133472293"/>Kommunikáció<text:bookmark-end text:name="__RefHeading___Toc247_1133472293"/></text:h>
      <text:p text:style-name="Text_20_body">Lorem ipsum dolor sit amet, consectetur adipiscing elit.</text:p>
      <text:h text:style-name="Heading_20_3" text:outline-level="3"><text:bookmark-start text:name="__RefHeading___Toc249_1133472293"/>DevOps<text:bookmark-end text:name="__RefHeading___Toc249_1133472293"/></text:h>
      <text:p text:style-name="Text_20_body">Lorem ipsum dolor sit amet, consectetur adipiscing elit.</text:p>
      <text:h text:style-name="Heading_20_4" text:outline-level="4"><text:bookmark-start text:name="__RefHeading___Toc251_1133472293"/><text:soft-page-break/>Segítő szkriptek a fejlesztői számítógépen<text:bookmark-end text:name="__RefHeading___Toc251_1133472293"/></text:h>
      <text:p text:style-name="Text_20_body">Lorem ipsum dolor sit amet, consectetur adipiscing elit.</text:p>
      <text:h text:style-name="Heading_20_4" text:outline-level="4"><text:bookmark-start text:name="__RefHeading___Toc253_1133472293"/>Automatizmusok a végeszközön<text:bookmark-end text:name="__RefHeading___Toc253_1133472293"/></text:h>
      <text:p text:style-name="Text_20_body">Lorem ipsum dolor sit amet, consectetur adipiscing elit.</text:p>
      <text:h text:style-name="P27" text:outline-level="1"><text:bookmark-start text:name="__RefHeading___Toc544_3657707781"/>FOLYAMATOK<text:bookmark-end text:name="__RefHeading___Toc544_3657707781"/></text:h>
      <text:h text:style-name="P26" text:outline-level="1"><text:bookmark-start text:name="__RefHeading___Toc546_3657707781"/>A FEJLESZTÉS MENETE<text:bookmark-end text:name="__RefHeading___Toc546_3657707781"/></text:h>
      <text:h text:style-name="P33" text:outline-level="2"><text:bookmark-start text:name="__RefHeading___Toc223_1133472293"/>Fejlesztési környezet<text:bookmark-end text:name="__RefHeading___Toc223_1133472293"/></text:h>
      <text:p text:style-name="P22">Lorem ipsum dolor sit amet, consectetur adipiscing elit.</text:p>
      <text:h text:style-name="P33" text:outline-level="2"><text:bookmark-start text:name="__RefHeading___Toc225_1133472293"/>A DevOps szerepe<text:bookmark-end text:name="__RefHeading___Toc225_1133472293"/></text:h>
      <text:p text:style-name="P22">Lorem ipsum dolor sit amet, consectetur adipiscing elit.</text:p>
      <text:h text:style-name="Heading_20_1" text:outline-level="1"><text:bookmark-start text:name="__RefHeading___Toc255_1133472293"/>PROGRAMOZÁSTECHNIKA<text:bookmark-end text:name="__RefHeading___Toc255_1133472293"/></text:h>
      <text:h text:style-name="Heading_20_2" text:outline-level="2"><text:bookmark-start text:name="__RefHeading___Toc257_1133472293"/>Rétegzett megközelítés<text:bookmark-end text:name="__RefHeading___Toc257_1133472293"/></text:h>
      <text:h text:style-name="Heading_20_3" text:outline-level="3"><text:bookmark-start text:name="__RefHeading___Toc259_1133472293"/>API<text:bookmark-end text:name="__RefHeading___Toc259_1133472293"/></text:h>
      <text:p text:style-name="Text_20_body">Lorem ipsum dolor sit amet, consectetur adipiscing elit.</text:p>
      <text:h text:style-name="Heading_20_3" text:outline-level="3"><text:bookmark-start text:name="__RefHeading___Toc261_1133472293"/>Service<text:bookmark-end text:name="__RefHeading___Toc261_1133472293"/></text:h>
      <text:p text:style-name="Text_20_body">Lorem ipsum dolor sit amet, consectetur adipiscing elit.</text:p>
      <text:h text:style-name="Heading_20_2" text:outline-level="2"><text:bookmark-start text:name="__RefHeading___Toc263_1133472293"/>Clean Code<text:bookmark-end text:name="__RefHeading___Toc263_1133472293"/></text:h>
      <text:p text:style-name="Text_20_body">Lorem ipsum dolor sit amet, consectetur adipiscing elit.</text:p>
      <text:h text:style-name="Heading_20_2" text:outline-level="2"><text:bookmark-start text:name="__RefHeading___Toc265_1133472293"/>Desing Patterns<text:bookmark-end text:name="__RefHeading___Toc265_1133472293"/></text:h>
      <text:p text:style-name="Text_20_body">Lorem ipsum dolor sit amet, consectetur adipiscing e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1.5mm" loext:contextual-spacing="false" fo:line-height="150%" fo:text-align="justify" style:justify-single-word="false" style:page-number="auto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4.23mm" fo:margin-bottom="6mm" loext:contextual-spacing="false" fo:text-align="center" style:justify-single-word="false" fo:text-indent="0mm" style:auto-text-indent="false" style:page-number="auto" style:writing-mode="page"/>
      <style:text-properties style:font-name="Times New Roman" fo:font-family="'Times New Roman'" style:font-style-name="Regular" style:font-family-generic="roman" style:font-pitch="variable" fo:font-size="125%" fo:font-weight="normal" style:font-size-asian="130%" style:font-weight-asian="bold" style:font-size-complex="130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fo:line-height="150%" text:number-lines="false" text:line-number="0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3.49mm" loext:contextual-spacing="false" style:shadow="none" text:number-lines="true" text:line-number="0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style:font-name="Times New Roman1" fo:font-family="'Times New Roman'" style:font-style-name="Bold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 style:writing-mode="page"/>
      <style:text-properties style:font-name="Times New Roman1" fo:font-family="'Times New Roman'" style:font-style-name="Bold" style:font-family-generic="roman" style:font-pitch="variable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0.01mm" style:type="center"/>
          <style:tab-stop style:position="160.02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729fcf"/>
      <style:paragraph-properties fo:margin-left="0mm" fo:margin-right="0mm" fo:line-height="150%" fo:text-indent="0mm" style:auto-text-indent="false" style:page-number="auto" fo:background-color="transparent" style:shadow="none" text:number-lines="false" text:line-number="0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margin-top="2.5mm" fo:margin-bottom="0.49mm" loext:contextual-spacing="false" fo:line-height="100%" fo:text-indent="0mm" style:auto-text-indent="false" style:writing-mode="page">
        <style:tab-stops>
          <style:tab-stop style:position="16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45.04m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40.01mm" fo:margin-bottom="24.99mm" fo:margin-left="24.99mm" fo:margin-right="2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7:50:29.661290333</meta:creation-date>
    <dc:date>2018-04-21T15:59:00.336645436</dc:date>
    <meta:editing-duration>PT4H9M38S</meta:editing-duration>
    <meta:editing-cycles>67</meta:editing-cycles>
    <meta:generator>LibreOffice/5.4.5.1$Linux_X86_64 LibreOffice_project/40m0$Build-1</meta:generator>
    <meta:document-statistic meta:table-count="1" meta:image-count="0" meta:object-count="0" meta:page-count="8" meta:paragraph-count="113" meta:word-count="1250" meta:character-count="9933" meta:non-whitespace-character-count="8826"/>
  </office:meta>
</office:document-meta>
</file>